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18cm" svg:stroke-color="#000000" draw:marker-start-width="0.227cm" draw:marker-end-width="0.227cm" draw:textarea-horizontal-align="center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textarea-horizontal-align="center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none" draw:textarea-horizontal-align="center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center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line draw:style-name="gr1" draw:text-style-name="P1" draw:layer="layout" svg:x1="20.5cm" svg:y1="12.2cm" svg:x2="0.5cm" svg:y2="12.2cm">
          <text:p/>
        </draw:line>
        <draw:line draw:style-name="gr1" draw:text-style-name="P1" draw:layer="layout" svg:x1="20.5cm" svg:y1="24.4cm" svg:x2="0.5cm" svg:y2="24.4cm">
          <text:p/>
        </draw:line>
        <draw:line draw:style-name="gr2" draw:text-style-name="P1" draw:layer="layout" svg:x1="0.5cm" svg:y1="18.3cm" svg:x2="1cm" svg:y2="18.3cm">
          <text:p/>
        </draw:line>
        <draw:line draw:style-name="gr2" draw:text-style-name="P1" draw:layer="layout" svg:x1="0.5cm" svg:y1="6.1cm" svg:x2="1cm" svg:y2="6.1cm">
          <text:p/>
        </draw:line>
        <draw:path draw:style-name="gr3" draw:text-style-name="P2" draw:layer="layout" svg:width="0.099cm" svg:height="1.199cm" svg:x="4.35cm" svg:y="2.7cm" svg:viewBox="0 0 100 1200" svg:d="M100 450v-300c0 0 0-150-50-150s-50 150-50 150v900c0 0 0 150 50 150s50-150 50-150v-300">
          <text:p/>
        </draw:path>
        <draw:path draw:style-name="gr3" draw:text-style-name="P2" draw:layer="layout" svg:width="0.099cm" svg:height="1.199cm" svg:x="4.75cm" svg:y="15.2cm" svg:viewBox="0 0 100 1200" svg:d="M100 450v-300c0 0 0-150-50-150s-50 150-50 150v900c0 0 0 150 50 150s50-150 50-150v-300">
          <text:p/>
        </draw:path>
        <draw:path draw:style-name="gr3" draw:text-style-name="P2" draw:layer="layout" svg:width="0.099cm" svg:height="1.199cm" svg:x="4.35cm" svg:y="20.5cm" svg:viewBox="0 0 100 1200" svg:d="M100 450v-300c0 0 0-150-50-150s-50 150-50 150v900c0 0 0 150 50 150s50-150 50-150v-300">
          <text:p/>
        </draw:path>
        <draw:path draw:style-name="gr3" draw:text-style-name="P2" draw:layer="layout" svg:width="0.099cm" svg:height="1.199cm" draw:transform="rotate (-3.14159265358979) translate (16.65cm 3.9cm)" svg:viewBox="0 0 100 1200" svg:d="M100 450v-300c0 0 0-150-50-150s-50 150-50 150v900c0 0 0 150 50 150s50-150 50-150v-300">
          <text:p/>
        </draw:path>
        <draw:path draw:style-name="gr3" draw:text-style-name="P2" draw:layer="layout" svg:width="0.099cm" svg:height="1.199cm" draw:transform="rotate (-3.14159265358979) translate (16.25cm 16.4cm)" svg:viewBox="0 0 100 1200" svg:d="M100 450v-300c0 0 0-150-50-150s-50 150-50 150v900c0 0 0 150 50 150s50-150 50-150v-300">
          <text:p/>
        </draw:path>
        <draw:path draw:style-name="gr3" draw:text-style-name="P2" draw:layer="layout" svg:width="0.099cm" svg:height="1.199cm" draw:transform="rotate (-3.14159265358979) translate (16.65cm 21.7cm)" svg:viewBox="0 0 100 1200" svg:d="M100 450v-300c0 0 0-150-50-150s-50 150-50 150v900c0 0 0 150 50 150s50-150 50-150v-300">
          <text:p/>
        </draw:path>
        <draw:circle draw:style-name="gr4" draw:text-style-name="P2" draw:layer="layout" svg:width="0.5cm" svg:height="0.5cm" svg:x="0.75cm" svg:y="22.05cm">
          <text:p/>
        </draw:circle>
        <draw:circle draw:style-name="gr4" draw:text-style-name="P2" draw:layer="layout" svg:width="0.5cm" svg:height="0.5cm" svg:x="0.75cm" svg:y="14.05cm">
          <text:p/>
        </draw:circle>
        <draw:circle draw:style-name="gr4" draw:text-style-name="P2" draw:layer="layout" svg:width="0.5cm" svg:height="0.5cm" svg:x="0.75cm" svg:y="26.25cm">
          <text:p/>
        </draw:circle>
        <draw:circle draw:style-name="gr4" draw:text-style-name="P2" draw:layer="layout" svg:width="0.5cm" svg:height="0.5cm" svg:x="0.75cm" svg:y="1.85cm">
          <text:p/>
        </draw:circle>
        <draw:circle draw:style-name="gr4" draw:text-style-name="P2" draw:layer="layout" svg:width="0.5cm" svg:height="0.5cm" svg:x="0.75cm" svg:y="9.85cm">
          <text:p/>
        </draw:circle>
        <draw:path draw:style-name="gr3" draw:text-style-name="P2" draw:layer="layout" svg:width="0.099cm" svg:height="1.199cm" svg:x="4.75cm" svg:y="8cm" svg:viewBox="0 0 100 1200" svg:d="M100 450v-300c0 0 0-150-50-150s-50 150-50 150v900c0 0 0 150 50 150s50-150 50-150v-300">
          <text:p/>
        </draw:path>
        <draw:path draw:style-name="gr3" draw:text-style-name="P2" draw:layer="layout" svg:width="0.099cm" svg:height="1.199cm" draw:transform="rotate (-3.14159265358979) translate (16.25cm 9.2cm)" svg:viewBox="0 0 100 1200" svg:d="M100 450v-300c0 0 0-150-50-150s-50 150-50 150v900c0 0 0 150 50 150s50-150 50-150v-30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37:11.528759704</meta:creation-date>
    <meta:editing-duration>PT20S</meta:editing-duration>
    <meta:editing-cycles>2</meta:editing-cycles>
    <meta:generator>LibreOffice/7.5.2.2$MacOSX_X86_64 LibreOffice_project/53bb9681a964705cf672590721dbc85eb4d0c3a2</meta:generator>
    <dc:date>2023-04-18T22:37:14.128135116</dc:date>
    <meta:document-statistic meta:object-count="17"/>
  </office:meta>
</office:document-meta>
</file>